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cd432"/>
    </style:style>
    <style:style style:name="T2" style:family="text">
      <style:text-properties officeooo:rsid="000ec24a"/>
    </style:style>
    <style:style style:name="T3" style:family="text">
      <style:text-properties officeooo:rsid="000ec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Αντωνης Καλαμακης SDI1800056</text:p>
      <text:p text:style-name="Standard"/>
      <text:p text:style-name="Standard">for Main:</text:p>
      <text:p text:style-name="Standard">For argument using input we have 4 cases,</text:p>
      <text:p text:style-name="Standard">user can give no input and the program will work with the default.</text:p>
      <text:p text:style-name="Standard">user can only give the algorithm to be used only.</text:p>
      <text:p text:style-name="Standard">user can give all the possible input except max_traces.</text:p>
      <text:p text:style-name="Standard">And user can give every single possible input.</text:p>
      <text:p text:style-name="Standard"/>
      <text:p text:style-name="Standard">To use the <text:span text:style-name="T2">different</text:span> algorithms i have 2 functions one for LRU and one for second</text:p>
      <text:p text:style-name="Standard">chance. They are <text:span text:style-name="T2">exactly</text:span> the same, only <text:span text:style-name="T2">difference</text:span> is that in the first line the</text:p>
      <text:p text:style-name="Standard">main_memory object is a lru_memory or a secondchance_memory.</text:p>
      <text:p text:style-name="Standard">Its good to mention that in this implementation first we read traces from the</text:p>
      <text:p text:style-name="Standard">bzip file and then from the gcc.</text:p>
      <text:p text:style-name="Standard">Simply, inside our while we read the lines from the .trace files untill no more</text:p>
      <text:p text:style-name="Standard">traces (for each file) exists or until we have reached the max_traces number</text:p>
      <text:p text:style-name="Standard">readed from both files combined(for example, if we have q= 2 and max_traces=4</text:p>
      <text:p text:style-name="Standard">we read 2 traces from bzip, 2 from gcc and the loop ends).</text:p>
      <text:p text:style-name="Standard">To find the page number of our page we simply calculate the (32-log(4096))/4</text:p>
      <text:p text:style-name="Standard">to find the first 5 digits of our hex trace. Then because of the fact that in</text:p>
      <text:p text:style-name="Standard">this simulator the offset is unnecessary we just resize the mem string and</text:p>
      <text:p text:style-name="Standard">convert it from hex str to int to pass it to the insert function.</text:p>
      <text:p text:style-name="Standard">And finally when done, close the files and print the statistics.</text:p>
      <text:p text:style-name="Standard"/>
      <text:p text:style-name="Standard">for class <text:span text:style-name="T2">process</text:span>:</text:p>
      <text:p text:style-name="Standard">this class is used as a hash table.</text:p>
      <text:p text:style-name="Standard">here we have a vector with lists, each list can contain struct list_struct nodes.</text:p>
      <text:p text:style-name="Standard">this is initialized inside the <text:span text:style-name="T2">contractor</text:span> with the size that we gave.</text:p>
      <text:p text:style-name="Standard">used a custom struct for the nodes because we need to store the page number and</text:p>
      <text:p text:style-name="Standard">the index of the main memory's array that the page is.</text:p>
      <text:p text:style-name="Standard">with have functions to control the hash table,</text:p>
      <text:p text:style-name="Standard">insert receives the page number and the index and creates a new node in the list</text:p>
      <text:p text:style-name="Standard">that the specific page should belong(from the hash function).</text:p>
      <text:p text:style-name="Standard">delete deletes the page's list node inside tha hash table and returns the index</text:p>
      <text:p text:style-name="Standard">of the main memory that hosts this page.</text:p>
      <text:p text:style-name="Standard">search searches the page and if it exists returns 1.</text:p>
      <text:p text:style-name="Standard">and <text:span text:style-name="T2">finally</text:span> we have the hash function, simple hash function does the job <text:span text:style-name="T2">decently.</text:span></text:p>
      <text:p text:style-name="Standard"/>
      <text:p text:style-name="Standard"><text:span text:style-name="T2">Generally</text:span> for the implementation of the main memory i used a vector of ints as an</text:p>
      <text:p text:style-name="Standard">array that i first of all fill the array and when it is full i simply replace</text:p>
      <text:p text:style-name="Standard">the data of the index in the array with the desired.</text:p>
      <text:p text:style-name="Standard">Inside my two main memory classes i have stored the procceses so its easier for</text:p>
      <text:p text:style-name="Standard">me to search the hash tables without needing to pass them in the functions as</text:p>
      <text:p text:style-name="Standard">arguments.</text:p>
      <text:p text:style-name="Standard">Finally simple counters used for disk reading/writing and counting the page</text:p>
      <text:p text:style-name="Standard">faults that <text:span text:style-name="T2">happened.</text:span></text:p>
      <text:p text:style-name="Standard"/>
      <text:p text:style-name="Standard">For class lru_memory:</text:p>
      <text:p text:style-name="Standard">First of all for the implementation of the queue i have a struct named</text:p>
      <text:p text:style-name="Standard">lru_queue_item, here we have 3 members. First the page number that we have</text:p>
      <text:p text:style-name="Standard">inside the main memory, the htn int is to see from which <text:span text:style-name="T2">process</text:span> the current</text:p>
      <text:p text:style-name="Standard">page is from and finally the dirty_bit is used to see if the page, <text:span text:style-name="T2">in case</text:span> of</text:p>
      <text:p text:style-name="Standard"><text:soft-page-break/>victimize, we need to we-write it into the disk.</text:p>
      <text:p text:style-name="Standard"/>
      <text:p text:style-name="Standard">We have 2 functions for inserting, one for reading pages from the first <text:span text:style-name="T2">process</text:span></text:p>
      <text:p text:style-name="Standard">and one for the second <text:span text:style-name="T2">process.</text:span> Each function gets 2 arguments, the page number</text:p>
      <text:p text:style-name="Standard">and the type of action we do to the memory(R/W from the traces files).</text:p>
      <text:p text:style-name="Standard"/>
      <text:p text:style-name="Standard">The only <text:span text:style-name="T2">difference</text:span> between the 2 functions is the <text:span text:style-name="T2">hash tables</text:span> that we</text:p>
      <text:p text:style-name="Standard">search/insert to.</text:p>
      <text:p text:style-name="Standard"/>
      <text:p text:style-name="Standard">In more detail for the insert functions, first of all we run the search function</text:p>
      <text:p text:style-name="Standard">for the hash table to see if the page that the <text:span text:style-name="T2">process</text:span> requests is already</text:p>
      <text:p text:style-name="Standard">inside our main memory, if the function returns 1 then we simply go through the</text:p>
      <text:p text:style-name="Standard">queue to find the page and put it in the front of the queue again so there is</text:p>
      <text:p text:style-name="Standard">less of a chance to victimize it next. Of course we need to check if we using</text:p>
      <text:p text:style-name="Standard">using the page <text:span text:style-name="T2">differently</text:span>(<text:span text:style-name="T2">in case</text:span> of first we read but now we write etc.).</text:p>
      <text:p text:style-name="Standard"><text:span text:style-name="T2">In case</text:span> of page not already in main memory, we need to top our page fault and</text:p>
      <text:p text:style-name="Standard">read counters because we <text:span text:style-name="T2">don't</text:span> have the page and we need to read it from the</text:p>
      <text:p text:style-name="Standard">disk, then in this implementation i just push the item in front of the queue and</text:p>
      <text:p text:style-name="Standard">if the size of the queue exceeds the maximum size of the main memory we simply</text:p>
      <text:p text:style-name="Standard">remove the last item and choose it as a victim to be replaced from our new page.</text:p>
      <text:p text:style-name="Standard">To see in which pt the victim is into i used the htn member of my struct.</text:p>
      <text:p text:style-name="Standard">Finally we need to check if we need to "re-write" the page into the disk, update</text:p>
      <text:p text:style-name="Standard">the main memory array in the location where the victim was and insert the page's</text:p>
      <text:p text:style-name="Standard">number with the index of the main memory's array into the pt.</text:p>
      <text:p text:style-name="Standard">Now <text:span text:style-name="T2">in case</text:span> that we have empty slots in our main memory, we just push back the</text:p>
      <text:p text:style-name="Standard">new page into the array and insert it to the pt. There is no way of having an</text:p>
      <text:p text:style-name="Standard">empty slot that is not in order(for example cant delete <text:span text:style-name="T2">completely</text:span> a page from</text:p>
      <text:p text:style-name="Standard">the main memory without replacing it) so array.size()-1 works.</text:p>
      <text:p text:style-name="Standard"/>
      <text:p text:style-name="Standard">For class secondchance_memory:</text:p>
      <text:p text:style-name="Standard">Here, similarly with LRU we have most of the implementation the same with</text:p>
      <text:p text:style-name="Standard"><text:span text:style-name="T2">differences</text:span> in the queue's struct members and the replacement logic.</text:p>
      <text:p text:style-name="Standard">int the queue_item struct that we use in the second chance class <text:span text:style-name="T3">I've</text:span> added a</text:p>
      <text:p text:style-name="Standard"><text:span text:style-name="T3">reference</text:span> number member to implement the second chance logic. If this member is</text:p>
      <text:p text:style-name="Standard">1 we make it 0 and skip it, if the member is 0 we use this page to victimize.</text:p>
      <text:p text:style-name="Standard"/>
      <text:p text:style-name="Standard">Again as LRU we have 2 insert functions.</text:p>
      <text:p text:style-name="Standard">For these functions the main <text:span text:style-name="T3">differences</text:span> are that if we already have the page</text:p>
      <text:p text:style-name="Standard">in our memory we simply change the refnum into 1.</text:p>
      <text:p text:style-name="Standard"><text:span text:style-name="T3">In case</text:span> that the page <text:span text:style-name="T3">isn't</text:span> in our main memory, because of the fact that we <text:span text:style-name="T3">don't</text:span></text:p>
      <text:p text:style-name="Standard">use the LRU logic we cant just push the new page in and pop the last item.</text:p>
      <text:p text:style-name="Standard">Here we need to loop through the queue again and again like if it was a circled</text:p>
      <text:p text:style-name="Standard">list until we find an item with refnum equal to 0. If we find a refnum not equal</text:p>
      <text:p text:style-name="Standard">to 0 we need to replace the refnum with 0 and give the page a second chance by</text:p>
      <text:p text:style-name="Standard"><text:span text:style-name="T3">skipping</text:span> it. Finally as before after finding the victim we remove it from the</text:p>
      <text:p text:style-name="Standard">page table, <text:span text:style-name="T3">check</text:span> if we need to re-write to the disk, erase the old page from</text:p>
      <text:p text:style-name="Standard">the queue, pushing the new page number into the end of the queue(because we</text:p>
      <text:p text:style-name="Standard">need a FIFO logic), replace the old page with the new one inside the main</text:p>
      <text:p text:style-name="Standard">memory's array and finally insert the page and the main memory's index in the</text:p>
      <text:p text:style-name="Standard">page table. Unlike when we have full memory, for the case that the main memory</text:p>
      <text:p text:style-name="Standard">has empty slots we do the same thing as done in LR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02:32:47.365758794</meta:creation-date>
    <dc:date>2021-01-17T02:54:15.591179865</dc:date>
    <meta:editing-duration>PT57S</meta:editing-duration>
    <meta:editing-cycles>1</meta:editing-cycles>
    <meta:document-statistic meta:table-count="0" meta:image-count="0" meta:object-count="0" meta:page-count="2" meta:paragraph-count="93" meta:word-count="1181" meta:character-count="6112" meta:non-whitespace-character-count="5024"/>
    <meta:generator>LibreOffice/6.0.7.3$Linux_X86_64 LibreOffice_project/00m0$Build-3</meta:generator>
  </office:meta>
</office:document-meta>
</file>